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835in" fo:margin-bottom="0.0835in" style:contextual-spacing="false" fo:line-height="150%" fo:text-align="center" style:justify-single-word="false" fo:text-indent="0.4917in" style:auto-text-indent="false"/>
    </style:style>
    <style:style style:name="P2" style:family="paragraph" style:parent-style-name="Standard">
      <style:paragraph-properties fo:margin-left="0in" fo:margin-right="0in" fo:margin-top="0.0835in" fo:margin-bottom="0.0835in" style:contextual-spacing="false" fo:line-height="150%" fo:text-align="center" style:justify-single-word="false" fo:text-indent="0.4917in" style:auto-text-indent="false"/>
      <style:text-properties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.0835in" fo:margin-bottom="0.1945in" style:contextual-spacing="false" fo:text-align="center" style:justify-single-word="false"/>
      <style:text-properties officeooo:paragraph-rsid="00387694"/>
    </style:style>
    <style:style style:name="P4" style:family="paragraph" style:parent-style-name="Standard">
      <style:paragraph-properties fo:text-align="center" style:justify-single-word="false"/>
      <style:text-properties officeooo:paragraph-rsid="00387694"/>
    </style:style>
    <style:style style:name="P5" style:family="paragraph" style:parent-style-name="Standard">
      <style:paragraph-properties fo:text-align="end" style:justify-single-word="false"/>
      <style:text-properties officeooo:paragraph-rsid="00387694"/>
    </style:style>
    <style:style style:name="P6" style:family="paragraph" style:parent-style-name="Standard" style:list-style-name="L1">
      <style:paragraph-properties fo:margin-top="0.0835in" fo:margin-bottom="0.0835in" style:contextual-spacing="false" fo:line-height="150%"/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 style:list-style-name="L2">
      <style:paragraph-properties fo:margin-top="0.0835in" fo:margin-bottom="0.0835in" style:contextual-spacing="false" fo:line-height="150%"/>
      <style:text-properties fo:font-size="14pt" fo:font-weight="normal" officeooo:paragraph-rsid="002cea46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 style:list-style-name="L2">
      <style:paragraph-properties fo:margin-top="0.0835in" fo:margin-bottom="0.0835in" style:contextual-spacing="false" fo:line-height="150%"/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 style:list-style-name="L2">
      <style:paragraph-properties fo:margin-top="0.0835in" fo:margin-bottom="0.0835in" style:contextual-spacing="false" fo:line-height="150%"/>
      <style:text-properties fo:font-size="14pt" fo:font-weight="normal" officeooo:paragraph-rsid="002ff5e8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top="0.0835in" fo:margin-bottom="0.0835in" style:contextual-spacing="false" fo:line-height="150%"/>
      <style:text-properties fo:font-size="14pt" fo:font-weight="normal" officeooo:rsid="002cea46" officeooo:paragraph-rsid="002cea46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.0835in" fo:margin-bottom="0.0835in" style:contextual-spacing="false" fo:line-height="150%"/>
      <style:text-properties fo:font-size="14pt" fo:font-weight="normal" officeooo:rsid="002cea46" officeooo:paragraph-rsid="002ff5e8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.0835in" fo:margin-bottom="0.0835in" style:contextual-spacing="false" fo:line-height="150%"/>
      <style:text-properties fo:font-weight="normal" officeooo:rsid="002cea46" officeooo:paragraph-rsid="002cea46" style:font-weight-asian="normal" style:font-weight-complex="normal"/>
    </style:style>
    <style:style style:name="P13" style:family="paragraph" style:parent-style-name="Standard">
      <style:paragraph-properties fo:margin-top="0.0835in" fo:margin-bottom="0.0835in" style:contextual-spacing="false" fo:line-height="150%"/>
      <style:text-properties fo:font-weight="normal" officeooo:rsid="002cea46" officeooo:paragraph-rsid="002ff5e8" style:font-weight-asian="normal" style:font-weight-complex="normal"/>
    </style:style>
    <style:style style:name="P14" style:family="paragraph" style:parent-style-name="Standard">
      <style:paragraph-properties fo:margin-top="0.0835in" fo:margin-bottom="0in" style:contextual-spacing="false" fo:line-height="150%" fo:text-align="center" style:justify-single-word="false"/>
      <style:text-properties officeooo:paragraph-rsid="00387694"/>
    </style:style>
    <style:style style:name="P15" style:family="paragraph" style:parent-style-name="Standard">
      <style:paragraph-properties fo:text-align="center" style:justify-single-word="false"/>
      <style:text-properties officeooo:paragraph-rsid="00387694" style:font-size-complex="14pt"/>
    </style:style>
    <style:style style:name="P16" style:family="paragraph" style:parent-style-name="Text_20_body">
      <style:paragraph-properties fo:line-height="150%" fo:text-align="center" style:justify-single-word="false"/>
      <style:text-properties fo:font-weight="bold" officeooo:paragraph-rsid="00387694" style:font-weight-asian="bold" style:font-weight-complex="bold"/>
    </style:style>
    <style:style style:name="T1" style:family="text">
      <style:text-properties style:font-size-complex="14pt"/>
    </style:style>
    <style:style style:name="T2" style:family="text">
      <style:text-properties fo:language="ru" fo:country="RU" style:font-size-complex="14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weight="bold" officeooo:rsid="003240f2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font-size="14pt" style:font-size-asian="14pt" style:font-name-complex="Times New Roman1" style:font-size-complex="14pt"/>
    </style:style>
    <style:style style:name="T7" style:family="text">
      <style:text-properties fo:font-size="14pt" officeooo:rsid="00481f68" style:font-size-asian="14pt" style:font-name-complex="Times New Roman1" style:font-size-complex="14pt"/>
    </style:style>
    <style:style style:name="T8" style:family="text">
      <style:text-properties fo:font-size="14pt" officeooo:rsid="00497c16" style:font-size-asian="14pt" style:font-name-complex="Times New Roman1" style:font-size-complex="14pt"/>
    </style:style>
    <style:style style:name="T9" style:family="text">
      <style:text-properties fo:font-size="14pt" officeooo:rsid="004f092b" style:font-size-asian="14pt" style:font-name-complex="Times New Roman1" style:font-size-complex="14pt"/>
    </style:style>
    <style:style style:name="T10" style:family="text">
      <style:text-properties fo:font-size="14pt" officeooo:rsid="00516669" style:font-size-asian="14pt" style:font-name-complex="Times New Roman1" style:font-size-complex="14pt"/>
    </style:style>
    <style:style style:name="T11" style:family="text">
      <style:text-properties officeooo:rsid="0039e676"/>
    </style:style>
    <style:style style:name="T12" style:family="text">
      <style:text-properties officeooo:rsid="003c0e87"/>
    </style:style>
    <style:style style:name="T13" style:family="text">
      <style:text-properties officeooo:rsid="003c683c"/>
    </style:style>
    <style:style style:name="T14" style:family="text">
      <style:text-properties officeooo:rsid="003cbb16"/>
    </style:style>
    <style:style style:name="T15" style:family="text">
      <style:text-properties officeooo:rsid="003e19cd"/>
    </style:style>
    <style:style style:name="T16" style:family="text">
      <style:text-properties officeooo:rsid="003eae63"/>
    </style:style>
    <style:style style:name="T17" style:family="text">
      <style:text-properties officeooo:rsid="003f36a4"/>
    </style:style>
    <style:style style:name="T18" style:family="text">
      <style:text-properties officeooo:rsid="004035e9"/>
    </style:style>
    <style:style style:name="T19" style:family="text">
      <style:text-properties officeooo:rsid="0041faab"/>
    </style:style>
    <style:style style:name="T20" style:family="text">
      <style:text-properties officeooo:rsid="004279aa"/>
    </style:style>
    <style:style style:name="T21" style:family="text">
      <style:text-properties officeooo:rsid="0045a1d0"/>
    </style:style>
    <style:style style:name="T22" style:family="text">
      <style:text-properties officeooo:rsid="00476b94"/>
    </style:style>
    <style:style style:name="T23" style:family="text">
      <style:text-properties officeooo:rsid="004a5dbd"/>
    </style:style>
    <style:style style:name="T24" style:family="text">
      <style:text-properties officeooo:rsid="004a99c2"/>
    </style:style>
    <style:style style:name="T25" style:family="text">
      <style:text-properties officeooo:rsid="004c65f7"/>
    </style:style>
    <style:style style:name="T26" style:family="text">
      <style:text-properties officeooo:rsid="004cb51f"/>
    </style:style>
    <style:style style:name="T27" style:family="text">
      <style:text-properties officeooo:rsid="004e1468"/>
    </style:style>
    <style:style style:name="T28" style:family="text">
      <style:text-properties officeooo:rsid="005085ea"/>
    </style:style>
    <style:style style:name="T29" style:family="text">
      <style:text-properties officeooo:rsid="005151e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ІНІСТЕРСТВО ОСВІТИ І НАУКИ УКРАЇНИ</text:span><text:span text:style-name="T1"/></text:p>
      <text:p text:style-name="P4"><text:span text:style-name="T1">ДЕРЖАВНИЙ УНІВЕРСИТЕТ </text:span><text:span text:style-name="T2">ІНФОРМАЦІЙНО-КОМУНІКАЦІЙНИХ </text:span><text:span text:style-name="T1">ТЕХНОЛОГІЙ</text:span><text:bookmark text:name="_GoBack"/><text:span text:style-name="T1"/></text:p>
      <text:p text:style-name="P15"/>
      <text:p text:style-name="P4"><text:span text:style-name="T1">Навчально-науковий інститут інформаційних технологій</text:span><text:span text:style-name="T1"/></text:p>
      <text:p text:style-name="P4"><text:span text:style-name="T1">Кафедра інженерії програмного забезпечення</text:span><text:span text:style-name="T1"/></text:p>
      <text:p text:style-name="P15"/>
      <text:p text:style-name="P15"/>
      <text:p text:style-name="P15"/>
      <text:p text:style-name="P14"><text:span text:style-name="T3">ПРАКТИЧНА РОБОТА </text:span><text:span text:style-name="T4">4</text:span><text:span text:style-name="T3">.</text:span></text:p>
      <text:p text:style-name="P16">СУТНІСТЬ І ТИПИ ОРГАНІЗАЦІЙНИХСТРУКТУР</text:p>
      <text:p text:style-name="P16">УПРАВЛІННЯ</text:p>
      <text:p text:style-name="P15"/>
      <text:p text:style-name="P15"/>
      <text:p text:style-name="P5"><text:span text:style-name="T1">Підготував: студент групи ПД</text:span><text:span text:style-name="T2">М</text:span><text:span text:style-name="T1">-51</text:span><text:span text:style-name="T1"/></text:p>
      <text:p text:style-name="P5"><text:span text:style-name="T2">Гапей Максим Юр</text:span><text:span text:style-name="T1">і</text:span><text:span text:style-name="T2">йович</text:span><text:span text:style-name="T2"/></text:p>
      <text:p text:style-name="P5"><text:span text:style-name="T1">Перевірив: викладач</text:span><text:span text:style-name="T1"/></text:p>
      <text:p text:style-name="P5"><text:span text:style-name="T1">Ващенко Олександр Петрович</text:span><text:span text:style-name="T1"/></text:p>
      <text:p text:style-name="P15"/>
      <text:p text:style-name="P15"/>
      <text:p text:style-name="P15"/>
      <text:p text:style-name="P15"/>
      <text:p text:style-name="P4"><text:span text:style-name="T2">Київ 2024</text:span><text:span text:style-name="T2"/></text:p>
      <text:p text:style-name="P1"><text:soft-page-break/><text:span text:style-name="T5">Контрольні запитання і завдання</text:span></text:p>
      <text:list xml:id="list2764448117" text:style-name="L1">
        <text:list-item>
          <text:p text:style-name="P6">Розкрийте сутність і роль організаційної структури в системі управлін<text:span text:style-name="T11">я</text:span> підприємством.</text:p>
        </text:list-item>
      </text:list>
      <text:p text:style-name="P10">Відповідь: Організаційна структура у системі управління підприємством є формальний розподіл завдань, функцій, повноважень та відповідальності між різними підрозділами та посадовими особами. Її сутність полягає у створенні рамок та порядку, в яких здійснюється координація діяльності, прийняття рішень та виконання функцій організації. Роль організаційної структури включає <text:span text:style-name="T12">з</text:span>абезпечення ефективного функціонування підприємства, <text:span text:style-name="T12">р</text:span>озподіл відповідальності <text:span text:style-name="T13">та</text:span> <text:span text:style-name="T12">с</text:span>творення основи для зростання та розвитку.</text:p>
      <text:list xml:id="list195829047289265" text:continue-numbering="true" text:style-name="L1">
        <text:list-item>
          <text:p text:style-name="P6">Зробіть порівняльну характеристику бюрократичних і адаптивних структур управління.</text:p>
        </text:list-item>
      </text:list>
      <text:p text:style-name="P10">Відповідь: Бюрократичні структури управління: <text:span text:style-name="T14">ц</text:span>ентралізоване ухвалення рішень, <text:span text:style-name="T14">ж</text:span>орстка ієрархія, <text:span text:style-name="T14">ч</text:span>іткий розподіл праці та функцій, <text:span text:style-name="T14">п</text:span>овільна адаптація до змін, <text:span text:style-name="T14">о</text:span>бмежена гнучкість. Адаптивні структури управління: <text:span text:style-name="T14">д</text:span>ецентралізоване ухвалення рішень, <text:span text:style-name="T14">г</text:span>нучка ієрархія, <text:span text:style-name="T14">г</text:span>нучкий поділ праці та функцій, <text:span text:style-name="T14">ш</text:span>видка адаптація до змін, <text:span text:style-name="T14">в</text:span>исока гнучкість.</text:p>
      <text:list xml:id="list195827442390906" text:continue-numbering="true" text:style-name="L1">
        <text:list-item>
          <text:p text:style-name="P6">Скільки існує етапів організаційного проектування?</text:p>
        </text:list-item>
      </text:list>
      <text:p text:style-name="P10">Відповідь: В організаційному проектуванні виділяють зазвичай чотири етапи: <text:span text:style-name="T15">а</text:span>наліз та планування, <text:span text:style-name="T15">п</text:span>роектування структури, <text:s/>реалізація <text:span text:style-name="T15">та</text:span> <text:span text:style-name="T15">о</text:span>цінка <text:span text:style-name="T15">(корекція).</text:span></text:p>
      <text:list xml:id="list195828784413561" text:continue-numbering="true" text:style-name="L1">
        <text:list-item>
          <text:p text:style-name="P6">Яким вимогам має відповідати організаційна структура управління?</text:p>
        </text:list-item>
      </text:list>
      <text:p text:style-name="P10">Відповідь: <text:span text:style-name="T16">Чіткість</text:span> та прозорість, <text:span text:style-name="T16">г</text:span>нучкість, <text:span text:style-name="T16">е</text:span>фективність, <text:span text:style-name="T16">к</text:span>омунікаці<text:span text:style-name="T17">йність</text:span>, <text:span text:style-name="T16">с</text:span>тимул<text:span text:style-name="T16">яці</text:span><text:span text:style-name="T17">йність і</text:span> <text:span text:style-name="T17">в</text:span>ідповідність цілям та стратегії.</text:p>
      <text:list xml:id="list195828993397811" text:continue-numbering="true" text:style-name="L1">
        <text:list-item>
          <text:p text:style-name="P6"><text:soft-page-break/>Що належить до основних принципів функціональної структури управління?</text:p>
        </text:list-item>
      </text:list>
      <text:p text:style-name="P10">Відповідь: Розподіл праці, <text:span text:style-name="T18">с</text:span>пеціалізація, <text:span text:style-name="T18">ц</text:span>ентралізація рішень, <text:span text:style-name="T18">і</text:span>єрархія <text:span text:style-name="T18">та</text:span> <text:span text:style-name="T18">с</text:span>табільність.</text:p>
      <text:list xml:id="list195828912502791" text:continue-numbering="true" text:style-name="L1">
        <text:list-item>
          <text:p text:style-name="P6">Охарактеризуйте особливості розподілу повноважень і відповідальності у дивізіональних структурах управління.</text:p>
        </text:list-item>
      </text:list>
      <text:p text:style-name="P10">Відповідь: <text:span text:style-name="T20">Розподілення</text:span>: За дивізіями або підрозділами - <text:span text:style-name="T19">к</text:span>ожна дивізія або підрозділ зазвичай має власного керівника, який несе відповідальність за досягнення поставлених цілей та результатів своєї дивізії. Функціонально - <text:span text:style-name="T19">в</text:span>середині кожної дивізії можуть бути функціональні підрозділи, які відповідають за виконання певних функцій у межах своєї дивізії. Децентралізовано - <text:span text:style-name="T19">д</text:span>ивізіональна структура зазвичай передбачає децентралізоване ухвалення рішень, де кожна дивізія має свої повноваження і може самостійно приймати рішення в межах своєї компетенції.</text:p>
      <text:list xml:id="list195828607206065" text:continue-numbering="true" text:style-name="L1">
        <text:list-item>
          <text:p text:style-name="P6">Розкрийте особливості функціонування, переваги і недоліки матричної структури управління.</text:p>
        </text:list-item>
      </text:list>
      <text:p text:style-name="P10">Відповідь: Функціонування: співробітники підпорядковуються як функціональним менеджерам, так і проектним менеджерам. Переваги: <text:span text:style-name="T21">г</text:span>нучкість та адаптивність, <text:span text:style-name="T21">е</text:span>фективне використання ресурсів, <text:span text:style-name="T21">п</text:span>оліпшення комунікації та координації між відділами та проектами. Недоліки: <text:span text:style-name="T21">п</text:span>отенційні конфлікти між керівниками, <text:span text:style-name="T21">с</text:span>кладність у керуванні, <text:span text:style-name="T21">з</text:span>більшення навантаження на співробітників через необхідність одночасно виконувати завдання по двох чи більше лініях.</text:p>
      <text:list xml:id="list195828578426500" text:continue-numbering="true" text:style-name="L1">
        <text:list-item>
          <text:p text:style-name="P6">Назвіть основні напрями вдосконалення організаційної структури управління.</text:p>
        </text:list-item>
      </text:list>
      <text:p text:style-name="P10"><text:soft-page-break/>Відповідь: Децентралізаці<text:span text:style-name="T22">я</text:span>, <text:span text:style-name="T22">структуризація, комунікація, інновації та адаптивність.</text:span></text:p>
      <text:p text:style-name="P2">Завдання на самостійну роботу студента</text:p>
      <text:list xml:id="list1489560482" text:style-name="L2">
        <text:list-item>
          <text:p text:style-name="P7">Організаційний механізм і структура управління.</text:p>
        </text:list-item>
      </text:list>
      <text:p text:style-name="P12"><text:span text:style-name="T6">Відповідь: Організаційний механізм - </text:span><text:span text:style-name="T7">ц</text:span><text:span text:style-name="T6">е сукупність методів, процедур та інструментів, що використовуються для досягнення цілей організації</text:span><text:span text:style-name="T7">ю (</text:span><text:span text:style-name="T6">структур</text:span><text:span text:style-name="T7">а</text:span><text:span text:style-name="T6"> управління, систем</text:span><text:span text:style-name="T7">а</text:span><text:span text:style-name="T6"> комунікації, процес прийняття рішень</text:span><text:span text:style-name="T7">)</text:span><text:span text:style-name="T6">. Структура управління — </text:span><text:span text:style-name="T8">ц</text:span><text:span text:style-name="T6">е система відносин та взаємодії між різними рівнями та підрозділами організації </text:span><text:span text:style-name="T8">(р</text:span><text:span text:style-name="T6">озподіл завдань,</text:span><text:span text:style-name="T8"> </text:span><text:span text:style-name="T6">повноважень </text:span><text:span text:style-name="T8">та</text:span><text:span text:style-name="T6"> відповідальності</text:span><text:span text:style-name="T8">)</text:span><text:span text:style-name="T6">.</text:span></text:p>
      <text:list xml:id="list195828934549121" text:continue-numbering="true" text:style-name="L2">
        <text:list-item>
          <text:p text:style-name="P8">Елементи проектування організації.</text:p>
        </text:list-item>
      </text:list>
      <text:p text:style-name="P10">Відповідь: <text:span text:style-name="T23">С</text:span>труктура <text:span text:style-name="T26">(ієрархія)</text:span>, <text:span text:style-name="T23">п</text:span>роцеси <text:span text:style-name="T25">(бізнес)</text:span>, <text:span text:style-name="T23">л</text:span>юди, <text:span text:style-name="T23">т</text:span>ехнології <text:span text:style-name="T24">(обладнання)</text:span>, <text:span text:style-name="T23">к</text:span>ультур<text:span text:style-name="T23">а</text:span>.</text:p>
      <text:list xml:id="list195827742636493" text:continue-numbering="true" text:style-name="L2">
        <text:list-item>
          <text:p text:style-name="P8">Нормативні акти, які регламентують організацію взаємодії і повноважень.</text:p>
        </text:list-item>
      </text:list>
      <text:p text:style-name="P10">Відповідь: <text:span text:style-name="T27">с</text:span>татут організації, <text:span text:style-name="T27">в</text:span>нутрішні положення та інструкції, <text:span text:style-name="T27">т</text:span>рудове законодавство <text:span text:style-name="T27">та</text:span> <text:span text:style-name="T27">п</text:span>одаткове законодавство.</text:p>
      <text:list xml:id="list195828645147040" text:continue-numbering="true" text:style-name="L2">
        <text:list-item>
          <text:p text:style-name="P9">Головні форми проектування структур управління.</text:p>
        </text:list-item>
      </text:list>
      <text:p text:style-name="P13"><text:span text:style-name="T6">Відповідь: Основні форми проектування структур управління:</text:span></text:p>
      <text:p text:style-name="P13"><text:span text:style-name="T6">Функціональна структур</text:span><text:span text:style-name="T9">а, д</text:span><text:span text:style-name="T6">ивізіональна структура, </text:span><text:span text:style-name="T9">м</text:span><text:span text:style-name="T6">атрична структура </text:span><text:span text:style-name="T9">та</text:span></text:p>
      <text:p text:style-name="P13"><text:span text:style-name="T9">м</text:span><text:span text:style-name="T6">ережева структур</text:span><text:span text:style-name="T9">а.</text:span></text:p>
      <text:list xml:id="list195827693400815" text:continue-numbering="true" text:style-name="L2">
        <text:list-item>
          <text:p text:style-name="P9">Переваги та недоліки організаційних структур управління.</text:p>
        </text:list-item>
      </text:list>
      <text:p text:style-name="P11">Відповідь: Переваги: Функціональна структура - <text:span text:style-name="T28">е</text:span>фективне використання спеціалізованих знань та навичок, чіткий розподіл обов'язків та відповідальності. Дивізіональна структура - <text:span text:style-name="T28">г</text:span>нучкість та адаптивність до різних ринкових умов. Матрична структур<text:span text:style-name="T28">а - е</text:span>фективне використання <text:soft-page-break/>ресурсів реалізації проектів. Мережева структура - <text:span text:style-name="T28">м</text:span>ожливість швидко реагувати на зміни довкілля. Недоліки: Функціональна структура - овільна ухвалення рішень. Дивізіональна структура - <text:span text:style-name="T29">д</text:span>ублювання функцій та ресурсів між різними дивізіями Матрична структура - можливі конфлікти між функціональними і проектними керівниками. Мережева структура - можливі проблеми з конфіденційністю даних та інформації.</text:p>
      <text:list xml:id="list195828444385808" text:continue-numbering="true" text:style-name="L2">
        <text:list-item>
          <text:p text:style-name="P9">Формування організаційних структур управління в умовах зовнішньоекономічної діяльності.</text:p>
        </text:list-item>
      </text:list>
      <text:p text:style-name="P13"><text:span text:style-name="T6">Відповідь: Адаптація організаційних структур під вимоги довкілля, </text:span><text:span text:style-name="T10">с</text:span><text:span text:style-name="T6">творення гнучких та адаптивних структур, здатних швидко реагувати на зміни у світовій економіці та торгівлі, </text:span><text:span text:style-name="T10">в</text:span><text:span text:style-name="T6">рахування особливостей роботи з міжнародними партнерами та клієнтам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945in" style:contextual-spacing="false" fo:line-height="105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uk" fo:country="UA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.0835in" fo:margin-bottom="0.1945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0835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6:34:00</meta:creation-date>
    <dc:language>en-US</dc:language>
    <dc:date>2024-03-26T19:58:27.137145792</dc:date>
    <meta:editing-cycles>158</meta:editing-cycles>
    <meta:editing-duration>PT7H1M44S</meta:editing-duration>
    <meta:generator>LibreOffice/7.4.7.2$Linux_X86_64 LibreOffice_project/40$Build-2</meta:generator>
    <meta:document-statistic meta:table-count="0" meta:image-count="0" meta:object-count="0" meta:page-count="5" meta:paragraph-count="44" meta:word-count="607" meta:character-count="5349" meta:non-whitespace-character-count="4798"/>
    <meta:user-defined meta:name="AppVersion">15.0000</meta:user-defined>
    <meta:template xlink:type="simple" xlink:actuate="onRequest" xlink:title="Normal" xlink:href=""/>
  </office:meta>
</office:document-meta>
</file>